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EBAB5C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Arial" svg:font-family="Arial" style:font-family-generic="system" style:font-pitch="variable"/>
    <style:font-face style:name="Bookman Old Style" svg:font-family="'Bookman Old Style'"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aramond" svg:font-family="Garamond"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bold" fo:background-color="transparent"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fo:background-color="transparent" style:font-weight-asian="normal" style:font-weight-complex="normal"/>
    </style:style>
    <style:style style:name="P6" style:family="paragraph" style:parent-style-name="Table_20_Contents">
      <style:text-properties fo:background-color="transparent"/>
    </style:style>
    <style:style style:name="P7" style:family="paragraph" style:parent-style-name="_31_-Titre_20_chapitre_20_">
      <style:paragraph-properties fo:break-before="page"/>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_32_-Titre_20_partie">
      <style:text-properties style:font-name-complex="Garamond"/>
    </style:style>
    <style:style style:name="P10" style:family="paragraph" style:parent-style-name="_32_-Titre_20_partie">
      <style:text-properties style:font-name-complex="Times New Roman"/>
    </style:style>
    <style:style style:name="P11" style:family="paragraph" style:parent-style-name="_32_-Titre_20_partie">
      <style:text-properties fo:font-weight="normal" fo:background-color="transparent" style:font-weight-asian="normal" style:font-name-complex="Garamond" style:font-weight-complex="normal"/>
    </style:style>
    <style:style style:name="P12" style:family="paragraph" style:parent-style-name="_32_-Titre_20_partie">
      <style:text-properties fo:font-weight="bold" style:font-weight-asian="bold" style:font-weight-complex="bold"/>
    </style:style>
    <style:style style:name="P13" style:family="paragraph" style:parent-style-name="Corps_20_de_20_texte_20_perso">
      <style:text-properties fo:background-color="#ffff00"/>
    </style:style>
    <style:style style:name="P14" style:family="paragraph" style:parent-style-name="Corps_20_de_20_texte_20_perso">
      <style:text-properties fo:font-weight="normal" style:font-weight-asian="normal" style:font-weight-complex="normal"/>
    </style:style>
    <style:style style:name="P15" style:family="paragraph" style:parent-style-name="Corps_20_de_20_texte_20_perso">
      <style:paragraph-properties fo:margin-left="0cm" fo:margin-right="0cm" fo:text-indent="0cm" style:auto-text-indent="false"/>
    </style:style>
    <style:style style:name="P16" style:family="paragraph" style:parent-style-name="Standard">
      <style:text-properties fo:font-weight="normal" style:font-weight-asian="normal" style:font-weight-complex="normal"/>
    </style:style>
    <style:style style:name="P17" style:family="paragraph" style:parent-style-name="Text_20_body">
      <style:text-properties fo:background-color="#ffff00"/>
    </style:style>
    <style:style style:name="P18" style:family="paragraph" style:parent-style-name="_31_-Titre_20_chapitre_20_">
      <style:paragraph-properties fo:break-before="page"/>
    </style:style>
    <style:style style:name="P19" style:family="paragraph" style:parent-style-name="Heading_20_1">
      <style:paragraph-properties fo:text-align="center" style:justify-single-word="false"/>
      <style:text-properties fo:font-size="26pt" style:font-size-asian="26pt" style:font-size-complex="26pt"/>
    </style:style>
    <style:style style:name="P20" style:family="paragraph" style:parent-style-name="Corps_20_de_20_texte_20_perso" style:list-style-name="L1"/>
    <style:style style:name="P21" style:family="paragraph" style:parent-style-name="Corps_20_de_20_texte_20_perso" style:list-style-name="L2"/>
    <style:style style:name="P22" style:family="paragraph" style:parent-style-name="Corps_20_de_20_texte_20_perso" style:list-style-name="L3"/>
    <style:style style:name="P23" style:family="paragraph" style:parent-style-name="Corps_20_de_20_texte_20_perso">
      <style:text-properties fo:font-weight="bold" style:font-weight-asian="bold" style:font-weight-complex="bold"/>
    </style:style>
    <style:style style:name="P24" style:family="paragraph" style:parent-style-name="Corps_20_de_20_texte_20_perso">
      <style:text-properties fo:background-color="#ffff00"/>
    </style:style>
    <style:style style:name="P25" style:family="paragraph" style:parent-style-name="Corps_20_de_20_texte_20_perso">
      <style:paragraph-properties fo:text-align="start" style:justify-single-word="false"/>
    </style:style>
    <style:style style:name="P26" style:family="paragraph" style:parent-style-name="Corps_20_de_20_texte_20_perso">
      <style:paragraph-properties fo:text-align="start" style:justify-single-word="false"/>
      <style:text-properties fo:background-color="#ff950e"/>
    </style:style>
    <style:style style:name="P27" style:family="paragraph" style:parent-style-name="Corps_20_de_20_texte_20_perso">
      <style:text-properties fo:background-color="transparent"/>
    </style:style>
    <style:style style:name="P28" style:family="paragraph" style:parent-style-name="Corps_20_de_20_texte_20_perso">
      <style:paragraph-properties fo:break-before="page"/>
    </style:style>
    <style:style style:name="P29" style:family="paragraph" style:parent-style-name="Corps_20_de_20_texte_20_perso" style:list-style-name="L3">
      <style:paragraph-properties fo:break-before="page"/>
    </style:style>
    <style:style style:name="T1" style:family="text">
      <style:text-properties fo:font-weight="bold" style:font-weight-asian="bold" style:font-weight-complex="bold"/>
    </style:style>
    <style:style style:name="T2" style:family="text">
      <style:text-properties fo:font-weight="bold" style:font-weight-asian="bold" style:font-name-complex="Garamond" style:font-weight-complex="bold"/>
    </style:style>
    <style:style style:name="T3" style:family="text">
      <style:text-properties fo:font-weight="bold" fo:background-color="transparent"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name-complex="Verdana" style:font-weight-complex="bold"/>
    </style:style>
    <style:style style:name="T9" style:family="text">
      <style:text-properties style:text-underline-style="solid" style:text-underline-width="auto" style:text-underline-color="font-color" fo:font-weight="bold" style:font-weight-asian="bold" style:font-name-complex="Courier New" style:font-weight-complex="bold"/>
    </style:style>
    <style:style style:name="T10" style:family="text">
      <style:text-properties style:text-underline-style="solid" style:text-underline-width="auto" style:text-underline-color="font-color" fo:font-weight="bold" style:font-weight-asian="bold" style:font-name-complex="Garamond" style:font-weight-complex="bold"/>
    </style:style>
    <style:style style:name="T11" style:family="text">
      <style:text-properties style:text-underline-style="solid" style:text-underline-width="auto" style:text-underline-color="font-color" style:font-name-complex="Verdana"/>
    </style:style>
    <style:style style:name="T12" style:family="text">
      <style:text-properties style:text-underline-style="solid" style:text-underline-width="auto" style:text-underline-color="font-color" style:font-name-complex="Courier New"/>
    </style:style>
    <style:style style:name="T13" style:family="text">
      <style:text-properties fo:background-color="#ffff00"/>
    </style:style>
    <style:style style:name="T14" style:family="text">
      <style:text-properties style:text-position="sub 58%" style:font-name-complex="Garamond"/>
    </style:style>
    <style:style style:name="T15" style:family="text">
      <style:text-properties style:font-name-complex="Garamond"/>
    </style:style>
    <style:style style:name="T16" style:family="text">
      <style:text-properties style:font-name-complex="Arial"/>
    </style:style>
    <style:style style:name="T17" style:family="text">
      <style:text-properties fo:letter-spacing="0.016cm" style:font-name-complex="Garamond"/>
    </style:style>
    <style:style style:name="T18" style:family="text">
      <style:text-properties fo:letter-spacing="0.016cm" style:font-name-complex="Arial"/>
    </style:style>
    <style:style style:name="T19" style:family="text">
      <style:text-properties fo:letter-spacing="0.016cm" style:font-name-complex="Bookman Old Style"/>
    </style:style>
    <style:style style:name="T20" style:family="text">
      <style:text-properties fo:letter-spacing="0.016cm" style:font-name-complex="Times New Roman"/>
    </style:style>
    <style:style style:name="T21" style:family="text">
      <style:text-properties style:font-name-complex="Bookman Old Style"/>
    </style:style>
    <style:style style:name="T22" style:family="text">
      <style:text-properties fo:letter-spacing="0.019cm" style:font-name-complex="Garamond"/>
    </style:style>
    <style:style style:name="T23" style:family="text">
      <style:text-properties fo:letter-spacing="0.019cm" style:font-name-complex="Arial"/>
    </style:style>
    <style:style style:name="T24" style:family="text">
      <style:text-properties fo:letter-spacing="0.019cm" style:font-name-complex="Times New Roman"/>
    </style:style>
    <style:style style:name="T25" style:family="text">
      <style:text-properties fo:letter-spacing="0.012cm" style:font-name-complex="Bookman Old Style"/>
    </style:style>
    <style:style style:name="T26" style:family="text">
      <style:text-properties fo:letter-spacing="0.012cm" style:font-name-complex="Garamond"/>
    </style:style>
    <style:style style:name="T27" style:family="text">
      <style:text-properties fo:letter-spacing="0.012cm" style:font-name-complex="Arial"/>
    </style:style>
    <style:style style:name="T28" style:family="text">
      <style:text-properties fo:letter-spacing="0.012cm" style:font-name-complex="Courier New"/>
    </style:style>
    <style:style style:name="T29" style:family="text">
      <style:text-properties fo:letter-spacing="0.012cm" style:font-name-complex="Times New Roman"/>
    </style:style>
    <style:style style:name="T30" style:family="text">
      <style:text-properties fo:letter-spacing="0.004cm" style:font-name-complex="Garamond"/>
    </style:style>
    <style:style style:name="T31" style:family="text">
      <style:text-properties fo:letter-spacing="0.004cm" style:font-name-complex="Arial"/>
    </style:style>
    <style:style style:name="T32" style:family="text">
      <style:text-properties fo:letter-spacing="0.004cm" fo:font-weight="bold" style:font-weight-asian="bold" style:font-name-complex="Garamond" style:font-weight-complex="bold"/>
    </style:style>
    <style:style style:name="T33" style:family="text">
      <style:text-properties fo:letter-spacing="0.051cm" style:font-name-complex="Arial"/>
    </style:style>
    <style:style style:name="T34" style:family="text">
      <style:text-properties fo:font-size="12pt" style:font-size-asian="12pt" style:font-name-complex="Garamond" style:font-size-complex="12pt"/>
    </style:style>
    <style:style style:name="T35" style:family="text">
      <style:text-properties fo:font-size="12pt" style:font-size-asian="12pt" style:font-name-complex="Courier New" style:font-size-complex="12pt"/>
    </style:style>
    <style:style style:name="T36" style:family="text">
      <style:text-properties style:font-name-complex="Courier New"/>
    </style:style>
    <style:style style:name="T37" style:family="text">
      <style:text-properties fo:letter-spacing="0.007cm"/>
    </style:style>
    <style:style style:name="T38" style:family="text">
      <style:text-properties fo:letter-spacing="0.007cm" style:font-name-complex="Garamond"/>
    </style:style>
    <style:style style:name="T39" style:family="text">
      <style:text-properties fo:letter-spacing="0.007cm" style:font-name-complex="Courier New"/>
    </style:style>
    <style:style style:name="T40" style:family="text">
      <style:text-properties fo:letter-spacing="0.007cm" fo:font-weight="bold" style:font-weight-asian="bold" style:font-name-complex="Garamond" style:font-weight-complex="bold"/>
    </style:style>
    <style:style style:name="T41" style:family="text">
      <style:text-properties fo:letter-spacing="0.005cm"/>
    </style:style>
    <style:style style:name="T42" style:family="text">
      <style:text-properties fo:letter-spacing="0.005cm" style:font-name-complex="Courier New"/>
    </style:style>
    <style:style style:name="T43" style:family="text">
      <style:text-properties fo:letter-spacing="0.005cm" style:font-name-complex="Garamond"/>
    </style:style>
    <style:style style:name="T44" style:family="text">
      <style:text-properties style:font-name-complex="Times New Roman"/>
    </style:style>
    <style:style style:name="T45" style:family="text">
      <style:text-properties fo:font-style="italic" style:font-style-asian="italic" style:font-name-complex="Arial" style:font-style-complex="italic"/>
    </style:style>
    <style:style style:name="T46" style:family="text">
      <style:text-properties fo:letter-spacing="0.009cm" style:font-name-complex="Garamond"/>
    </style:style>
    <style:style style:name="T47" style:family="text">
      <style:text-properties fo:letter-spacing="0.009cm" style:font-name-complex="Courier New"/>
    </style:style>
    <style:style style:name="T48" style:family="text">
      <style:text-properties fo:letter-spacing="0.009cm" style:font-name-complex="Times New Roman"/>
    </style:style>
    <style:style style:name="T49" style:family="text">
      <style:text-properties fo:letter-spacing="0.011cm" style:font-name-complex="Garamond"/>
    </style:style>
    <style:style style:name="T50" style:family="text">
      <style:text-properties fo:letter-spacing="0.011cm" style:font-name-complex="Courier New"/>
    </style:style>
    <style:style style:name="T51" style:family="text">
      <style:text-properties fo:letter-spacing="0.011cm" style:font-name-complex="Times New Roman"/>
    </style:style>
    <style:style style:name="T52" style:family="text">
      <style:text-properties fo:letter-spacing="-0.002cm"/>
    </style:style>
    <style:style style:name="T53" style:family="text">
      <style:text-properties fo:letter-spacing="-0.002cm" style:font-name-complex="Garamond"/>
    </style:style>
    <style:style style:name="T54" style:family="text">
      <style:text-properties fo:letter-spacing="-0.002cm" style:font-name-complex="Courier New"/>
    </style:style>
    <style:style style:name="T55" style:family="text">
      <style:text-properties fo:letter-spacing="-0.002cm" style:font-name-complex="Times New Roman"/>
    </style:style>
    <style:style style:name="T56" style:family="text">
      <style:text-properties fo:letter-spacing="-0.004cm" style:font-name-complex="Courier New"/>
    </style:style>
    <style:style style:name="T57" style:family="text">
      <style:text-properties fo:letter-spacing="-0.004cm" style:font-name-complex="Garamond"/>
    </style:style>
    <style:style style:name="T58" style:family="text">
      <style:text-properties style:text-underline-style="none"/>
    </style:style>
    <style:style style:name="T59" style:family="text">
      <style:text-properties style:text-underline-style="none" style:font-name-complex="Courier New"/>
    </style:style>
    <style:style style:name="T60" style:family="text">
      <style:text-properties style:use-window-font-color="true" fo:background-color="transparent"/>
    </style:style>
    <style:style style:name="T61"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62" style:family="text">
      <style:text-properties fo:background-color="transparent"/>
    </style:style>
    <style:style style:name="T63" style:family="text">
      <style:text-properties fo:background-color="#ff0000"/>
    </style:style>
    <style:style style:name="T64" style:family="text">
      <style:text-properties fo:letter-spacing="0.002cm" style:font-name-complex="Garamond"/>
    </style:style>
    <style:style style:name="T65" style:family="text">
      <style:text-properties fo:letter-spacing="0.002cm" style:font-name-complex="Courier New"/>
    </style:style>
    <style:style style:name="T66" style:family="text">
      <style:text-properties fo:letter-spacing="0.018cm" style:font-name-complex="Garamond"/>
    </style:style>
    <style:style style:name="T67" style:family="text">
      <style:text-properties fo:letter-spacing="0.018cm" style:font-name-complex="Courier New"/>
    </style:style>
    <style:style style:name="T68" style:family="text">
      <style:text-properties fo:letter-spacing="0.018cm" style:font-name-complex="Times New Roman"/>
    </style:style>
    <style:style style:name="T69" style:family="text">
      <style:text-properties fo:letter-spacing="-0.005cm" style:font-name-complex="Times New Roman"/>
    </style:style>
    <style:style style:name="T70" style:family="text">
      <style:text-properties fo:letter-spacing="-0.005cm" style:font-name-complex="Courier New"/>
    </style:style>
    <style:style style:name="T71" style:family="text">
      <style:text-properties fo:letter-spacing="0.028cm" style:font-name-complex="Times New Roman"/>
    </style:style>
    <style:style style:name="T72" style:family="text">
      <style:text-properties fo:letter-spacing="0.026cm" style:font-name-complex="Times New Roman"/>
    </style:style>
    <style:style style:name="T73" style:family="text">
      <style:text-properties fo:letter-spacing="0.014cm" style:font-name-complex="Times New Roman"/>
    </style:style>
    <style:style style:name="T74" style:family="text">
      <style:text-properties fo:letter-spacing="-0.007cm"/>
    </style:style>
    <style:style style:name="T75" style:family="text">
      <style:text-properties fo:letter-spacing="0.03cm" style:font-name-complex="Times New Roman"/>
    </style:style>
    <style:style style:name="T76" style:family="text">
      <style:text-properties fo:letter-spacing="0.023cm"/>
    </style:style>
    <style:style style:name="T77" style:family="text">
      <style:text-properties fo:background-color="#ff950e"/>
    </style:style>
    <style:style style:name="T78" style:family="text">
      <style:text-properties fo:background-color="#ff6309"/>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onctionnalités de l'application</text:p>
      <text:p text:style-name="Corps_20_de_20_texte_20_perso"><text:span text:style-name="T1">Created by :</text:span> Vincent Destailleur</text:p>
      <text:p text:style-name="Corps_20_de_20_texte_20_perso">08-12-27 : v1</text:p>
      <text:p text:style-name="P23">Modify by : <text:span text:style-name="T4">Aurélien Baudet</text:span> </text:p>
      <text:p text:style-name="Corps_20_de_20_texte_20_perso"><text:s/>08-01-03 : v2</text:p>
      <text:p text:style-name="Corps_20_de_20_texte_20_perso">Changes in <text:span text:style-name="T77">orange</text:span></text:p>
      <text:h text:style-name="P7" text:outline-level="1">Fonctionnalités du site Web RED NECK : l'application côté utilisateur</text:h>
      <text:p text:style-name="Corps_20_de_20_texte_20_perso">L'objectif de ce (premier) chapitre est de collecter, analyser et définir les besoins de haut niveau et les caractéristiques du futur site Web du FAI RedNeck : <text:span text:style-name="T7">www.redneck.com</text:span>. <text:s/></text:p>
      <text:p text:style-name="Corps_20_de_20_texte_20_perso">Ici, on se focalise sur <text:span text:style-name="T1">les fonctionnalités requises par les utilisateurs. </text:span></text:p>
      <text:h text:style-name="_32_-Titre_20_partie" text:outline-level="2">Expression initiale des besoins</text:h>
      <text:p text:style-name="Corps_20_de_20_texte_20_perso">Chaque client de RedNeck aura la possibilité de gérer son compte au travers d'une interface Web. Celle-ci devra leur permettre de <text:span text:style-name="T58">connaître leurs caractéristiques de connexion avec éventuellement la possibilité de modifier certains paramètres. Les clients auront également la possibilité de consulter leurs factures (passées, présentes et à</text:span> venir), de suivre l'évolution des incidents en cours et l'état de leurs commandes d'équipements, de modifier leur type d'abonnement.</text:p>
      <text:h text:style-name="_32_-Titre_20_partie" text:outline-level="2">Positionnement </text:h>
      <text:h text:style-name="_33_-Titre_20_paragraphe_20_" text:outline-level="3">Métier FAI</text:h>
      <text:p text:style-name="Corps_20_de_20_texte_20_perso"><text:s/><text:span text:style-name="T7">www.redneck.com</text:span> se veut être le site Web de la société RedNeck, nouvelle venue dans le cercle des FAI d'origine française.</text:p>
      <text:p text:style-name="Corps_20_de_20_texte_20_perso">Le but du projet consiste à :</text:p>
      <text:list text:style-name="L1">
        <text:list-item>
          <text:p text:style-name="P20">Prendre place sur le marché des FAI en face de concurrents régionaux <text:span text:style-name="T1">www1.nordnet.fr </text:span>ou nationaux <text:span text:style-name="T1">www.free.fr</text:span>.</text:p>
        </text:list-item>
        <text:list-item>
          <text:p text:style-name="P20">Inventer rapidement des éléments différenciateurs pour devenir au moyen terme (moins de 2 ans) le <text:span text:style-name="T1">numéro 1 sur une région</text:span>. Le site Web devra donc être très <text:span text:style-name="T1">facilement évolutif</text:span> pour pouvoir implémenter très rapidement de nouvelles fonctionnalités importantes.</text:p>
        </text:list-item>
      </text:list>
      <text:h text:style-name="_33_-Titre_20_paragraphe_20_" text:outline-level="3">Métier E-commerce en équipements et solutions réseaux </text:h>
      <text:p text:style-name="Corps_20_de_20_texte_20_perso">Dans le but d'inventer des éléments différenciateurs RedNeck a décidé d'utiliser son expertise réseau pour proposer de la vente de matériel et surtout de la mise en place de solutions réseaux sur son site. Elle se met donc en concurrence avec des sites tels que <text:span text:style-name="T1">www.cisco.fr</text:span></text:p>
      <text:p text:style-name="P28"><text:span text:style-name="T1"/></text:p>
      <text:h text:style-name="_32_-Titre_20_partie" text:outline-level="2">Exigences fonctionnelles</text:h>
      <text:p text:style-name="Corps_20_de_20_texte_20_perso"><text:tab/>En analysant l'expression initiale des besoins on se rend compte qu'en plus de la problématique métier FAI, <text:s/>il y a aussi une problématique métier e-commerce avec la vente d'équipements. Le site répond donc à deux problématique métier distinctes, pour chacune d'entre-elles nous allons regrouper toutes les fonctionnalités nécessaires que devra implémenter le site Web. </text:p>
      <text:p text:style-name="P15"><text:tab/>Remarque : <text:span text:style-name="T4">N'oublions pas qu'ici nous définissons uniquement </text:span>les fonctionnalités requises par les utilisateurs, c'est à dire<text:span text:style-name="T1"> l'internaute.</text:span></text:p>
      <text:h text:style-name="_33_-Titre_20_paragraphe_20_" text:outline-level="3">1-Métier FAI</text:h>
      <text:p text:style-name="_34_-Titre_20_paragraphe_20__28_2_2c__20_Nnum_2c__20_Nsom_29_">Découverte</text:p>
      <text:p text:style-name="P14">L'utilisateur doit pouvoir découvrir avec facilité toutes les offres FAI proposées par RedNeck adaptées à son profil (particulier, entreprise)</text:p>
      <text:p text:style-name="_34_-Titre_20_paragraphe_20__28_2_2c__20_Nnum_2c__20_Nsom_29_">Abonnement </text:p>
      <text:p text:style-name="Corps_20_de_20_texte_20_perso"><text:tab/>L'utilisateur du site doit pouvoir s'abonner en ligne à une offre de connexion internet. Puis, il doit pouvoir gérer son abonnement en ligne :<text:span text:style-name="T1"> </text:span>création, <text:span text:style-name="T1">consultation des factures</text:span>, modification, résiliation (Creation Readable Update Delete) </text:p>
      <text:p text:style-name="Text_20_body"><text:span text:style-name="T78">Résiliation... d'options pas de l'abonnement. Ça ça se fait toujours via coup de tél.</text:span></text:p>
      <text:p text:style-name="_34_-Titre_20_paragraphe_20__28_2_2c__20_Nnum_2c__20_Nsom_29_">Configuration (de la connexion)</text:p>
      <text:p text:style-name="P13">L'abonné possédant une connexion doit pouvoir configurer celle-ci (configuration du routeur) Il doit pouvoir configurer celle-ci <text:span text:style-name="T1">hors-ligne</text:span>. Il faut créer une interface web pour qu'il puisse modifier les caractéristiques de son routeur (exemple : construire des access list)</text:p>
      <text:p text:style-name="P17"><text:span text:style-name="T78">=&gt; On parle bien de routeur type entreprise (machine destinée rien qu'à ça) ET à l'opposé les routeurs type box. Pour les entreprises, pas de box évidemment mais un modem + routeur</text:span></text:p>
      <text:h text:style-name="_33_-Titre_20_paragraphe_20_" text:outline-level="3">2-Métier E-commerce en équipements et solutions réseaux</text:h>
      <text:p text:style-name="_34_-Titre_20_paragraphe_20__28_2_2c__20_Nnum_2c__20_Nsom_29_">Recherche</text:p>
      <text:p text:style-name="Corps_20_de_20_texte_20_perso">La première étape pour l'internaute consiste à trouver le plus rapidement possible un <text:span text:style-name="T1">équipement et des solutions réseaux</text:span> recherché dans l'ensemble du catalogue.</text:p>
      <text:p text:style-name="_34_-Titre_20_paragraphe_20__28_2_2c__20_Nnum_2c__20_Nsom_29_">Découverte</text:p>
      <text:p text:style-name="Corps_20_de_20_texte_20_perso">Chaque équipement vendu sur le site sera présenté en détail sur sa propre page.</text:p>
      <text:p text:style-name="_34_-Titre_20_paragraphe_20__28_2_2c__20_Nnum_2c__20_Nsom_29_">Sélection</text:p>
      <text:p text:style-name="Corps_20_de_20_texte_20_perso">Gestion du panier comme dans un véritable magasin.</text:p>
      <text:p text:style-name="_34_-Titre_20_paragraphe_20__28_2_2c__20_Nnum_2c__20_Nsom_29_"><text:soft-page-break/><text:span text:style-name="T4">Commande</text:span> </text:p>
      <text:p text:style-name="Corps_20_de_20_texte_20_perso">A tout moment, le client doit pouvoir accéder au formulaire du bon de commande.</text:p>
      <text:p text:style-name="Corps_20_de_20_texte_20_perso">Pour garantir la sécurisation et la confidentialité des échanges, il est impératif que l'envoi des données se fasse de manière cryptée.</text:p>
      <text:p text:style-name="Corps_20_de_20_texte_20_perso">Par la suite, il doit pouvoir <text:span text:style-name="T1">suivre ses commandes</text:span>, états et incidents compris.</text:p>
      <text:p text:style-name="_34_-Titre_20_paragraphe_20__28_2_2c__20_Nnum_2c__20_Nsom_29_">Achat de services réseaux</text:p>
      <text:p text:style-name="P27">L'internaute doit pouvoir acheter des services réseaux. Exemple : installation réseau filaire + abonnement à un service de dépannage et de maintenance.</text:p>
      <text:h text:style-name="_33_-Titre_20_paragraphe_20_" text:outline-level="3">Commun</text:h>
      <text:p text:style-name="_34_-Titre_20_paragraphe_20__28_2_2c__20_Nnum_2c__20_Nsom_29_">Gestion (du compte) </text:p>
      <text:p text:style-name="Corps_20_de_20_texte_20_perso">L'utilisateur doit avoir un compte commun pour les commandes équipements réseaux et les abonnements FAI. Il doit pouvoir effectuer des modifications sur celui-ci (exemples : changement d'adresse, ajout de préférence)</text:p>
      <text:h text:style-name="_32_-Titre_20_partie" text:outline-level="2">Exigences non fonctionnelles</text:h>
      <text:h text:style-name="_33_-Titre_20_paragraphe_20_" text:outline-level="3">Exigence de qualité </text:h>
      <text:p text:style-name="Corps_20_de_20_texte_20_perso"><text:tab/>Pour attirer un client sur le site (qui est entre autre un site marchand) et ensuite le fidéliser, il est important de répondre aux exigences de qualités suivantes :</text:p>
      <text:p text:style-name="Corps_20_de_20_texte_20_perso">-Ergonomie sobre et efficace</text:p>
      <text:p text:style-name="Corps_20_de_20_texte_20_perso">-Formulaire de commande simple</text:p>
      <text:p text:style-name="Corps_20_de_20_texte_20_perso">-Aide en ligne puissante</text:p>
      <text:h text:style-name="_33_-Titre_20_paragraphe_20_" text:outline-level="3">Exigences de performance</text:h>
      <text:p text:style-name="Corps_20_de_20_texte_20_perso"><text:tab/><text:span text:style-name="T13">N'oublions pas non plus les exigences quantitatives suivantes, très importantes également pour les utilisateurs : </text:span></text:p>
      <text:p text:style-name="P13">-Le site doit pouvoir gérer les comptes de plus de 10 000 clients</text:p>
      <text:p text:style-name="P13">-Le site Web doit supporter plus de 1000 connexions simultanées</text:p>
      <text:p text:style-name="P13">-Le catalogue d'équipemen doit pouvoir comprendre plus de 1 000 références</text:p>
      <text:p text:style-name="P13">-Aucune recherche ne doit prendre plus de 2s (idéalement 0,7s)...etc</text:p>
      <text:h text:style-name="_32_-Titre_20_partie" text:outline-level="2"><text:soft-page-break/>Contraintes de conception</text:h>
      <text:h text:style-name="_33_-Titre_20_paragraphe_20_" text:outline-level="3">Mise à jour des données de référence</text:h>
      <text:p text:style-name="Corps_20_de_20_texte_20_perso"><text:span text:style-name="T1">Les informations</text:span> relatives aux équipements présentés sur le site proviendront essentiellement de deux sources complémentaires. La première servira à alimenter la base avec tous les nouveaux équipements, la seconde à mettre à jour les données qui concernent le prix et l'état du stock des équipements du catalogue.</text:p>
      <text:p text:style-name="Corps_20_de_20_texte_20_perso">Ces deux sources seront automatiquement chargées dans la base de données de façon périodique. Toutes les autres informations seront saisies manuellement d'une petite application intranet dédiée à l'enrichissement des données relatives aux équipement et aux offres d'abonnements.</text:p>
      <text:h text:style-name="_33_-Titre_20_paragraphe_20_" text:outline-level="3">Mise à jour depuis les formulaires du site</text:h>
      <text:p text:style-name="Corps_20_de_20_texte_20_perso">Les données saisies depuis le site Web et enregistrées dans la base décriront les coordonnées des clients. Elle sont donc mémorisés pour épargner de saisir de nouveau pour les prochaines commandes.</text:p>
      <text:p text:style-name="Corps_20_de_20_texte_20_perso">Toutes les données personnelles seront bien sûr protégées et leur confidentialité sera garantie.</text:p>
      <text:p text:style-name="Corps_20_de_20_texte_20_perso">C'est <text:span text:style-name="T1">le service clientèle</text:span> qui traiteras toutes ses commandes.</text:p>
      <text:h text:style-name="_33_-Titre_20_paragraphe_20_" text:outline-level="3">Panier </text:h>
      <text:p text:style-name="Corps_20_de_20_texte_20_perso">Le panier de l'internaute ne sera pas sauvegardé dans la base de données. Sa durée de vie n'excédera pas celle de la visite de l'utilisateur.</text:p>
      <text:h text:style-name="_33_-Titre_20_paragraphe_20_" text:outline-level="3">Paiement sécurisé</text:h>
      <text:p text:style-name="Corps_20_de_20_texte_20_perso">La saisie du numéro de carte de crédit par le client devra s'effectuer de manière sécurisée, en cryptant le transfert HTTP, via le protocole SSL.</text:p>
      <text:p text:style-name="Corps_20_de_20_texte_20_perso">La commande et le numéro de <text:s/>carte seront stockés dans la base, jusqu'au traitement de la commande. La banque concernée validera la transaction. A cette étape, le numéro de la carte de crédit sera supprimé de la BDD.</text:p>
      <text:p text:style-name="P26">=&gt; Alors là... c'est franchement pas une super bonne idée pour la clé bancaire. On utilise les utilitaires des banques. Nous n'allons pas dév une partie sécurisé pour la gestion des codes de cartes bleues.</text:p>
      <text:p text:style-name="P26">On laisse le boulot aux banques, nous on renvoie juste la demande de paiement de la somme X par Monsieur Y à la société RedNeck. La banque nous renvoie que le paiement a bien été effectué par Y de la somme X. A ce moment on valide la commande (paramètre « étape commande » passant à « en traitement envoi » par exemple).<text:line-break/></text:p>
      <text:p text:style-name="P26"><text:soft-page-break/>Pour les paiements automatiques, (genre EDF), on ne rentre pas son numéro de CB, on envoie toujours un RIB qui est inscrit dans une DB (je suis d'accord) mais NON ACCESSIBLE depuis internet.<text:line-break/>Il est vrai que certaines sociétés permettent de modifier son numéro de CB via internet, c'est le cas de 1and1, mais ils doivent être certains de leur niveau de sécurisation. Je suis pas chaud pour atteindre ce niveau de compétence. Donc je préfère la méthode que j'ai cité au dessus.</text:p>
      <text:h text:style-name="P7" text:outline-level="1">Spécification des exigences d'après les cas d'utilisation</text:h>
      <text:h text:style-name="_32_-Titre_20_partie" text:outline-level="2">Identification des acteurs logiques </text:h>
      <text:h text:style-name="_33_-Titre_20_paragraphe_20_" text:outline-level="3">Acteurs humains <text:s/></text:h>
      <text:p text:style-name="Corps_20_de_20_texte_20_perso">LE CLIENT</text:p>
      <text:p text:style-name="Corps_20_de_20_texte_20_perso"><text:span text:style-name="T1">L'internaute </text:span>: la personne qui vient visiter le site, c'est l'acteur le plus important, celui pour lequel le site existe.</text:p>
      <text:p text:style-name="Corps_20_de_20_texte_20_perso">LES EMPLOYES DE RED NECK</text:p>
      <text:p text:style-name="Corps_20_de_20_texte_20_perso"><text:span text:style-name="T1">Le webmaster</text:span> : rôle de l'employé qui est en charge du bon fonctionnement et la maintenance du site Web.<text:span text:style-name="T1"><text:tab/></text:span></text:p>
      <text:p text:style-name="Corps_20_de_20_texte_20_perso"><text:span text:style-name="T1">Le libraire</text:span> : rôle de l'employé qui est responsable du contenu rédactionnel du site Web.</text:p>
      <text:p text:style-name="Corps_20_de_20_texte_20_perso"><text:span text:style-name="T1">Le service client</text:span> : rôles des employés qui s'occupent du suivi des commandes des clients.<text:span text:style-name="T1"><text:tab/></text:span></text:p>
      <text:h text:style-name="_33_-Titre_20_paragraphe_20_" text:outline-level="3">Acteurs « automates » (non-humains)</text:h>
      <text:p text:style-name="Corps_20_de_20_texte_20_perso">Ce sont des systèmes informatiques connectés au site Web.</text:p>
      <text:p text:style-name="Corps_20_de_20_texte_20_perso"><text:span text:style-name="T1">Nouveauté</text:span> : alimente le base avec nouveau équipement,<text:span text:style-name="T1"><text:tab/></text:span></text:p>
      <text:p text:style-name="Corps_20_de_20_texte_20_perso"><text:span text:style-name="T1">Gestion des stocks</text:span> : met à jour les données concernant le prix et l'état du stock des livres.</text:p>
      <text:h text:style-name="_32_-Titre_20_partie" text:outline-level="2">Identification des cas d'utilisation</text:h>
      <text:p text:style-name="Corps_20_de_20_texte_20_perso"><text:tab/>Pour chaque acteur identifié précédemment il convient de rechercher les différentes intentions <text:span text:style-name="T1">« métiers » </text:span>selon lesquelles il utilise le système. </text:p>
      <text:h text:style-name="_33_-Titre_20_paragraphe_20_" text:outline-level="3">Définition : cas d'utilisation </text:h>
      <text:p text:style-name="Corps_20_de_20_texte_20_perso">Un cas d'utilisation (use case) représente un ensemble de séquences d'actions qui sont réalisées par le système et qui produisent un résultat observable intéressant pour un acteur particulier.</text:p>
      <text:p text:style-name="Corps_20_de_20_texte_20_perso">Un cas d'utilisation modélise un service rendu par le système. Il exprime les interactions acteurs/système et apporte une valeur ajouté notable à l'acteur concerné.</text:p>
      <text:p text:style-name="Corps_20_de_20_texte_20_perso"><text:soft-page-break/>Attention : cas d'utilisation = <text:span text:style-name="T1">ensemble</text:span> de séquences d'actions</text:p>
      <text:p text:style-name="Corps_20_de_20_texte_20_perso">Une erreur fréquente concernant les cas d'utilisation consiste à vouloir descendre trop bas en termes de granularité. Un <text:s/>cas d'utilisation <text:s/>représente un ensemble de séquences d'actions réalisées par le système, et le lien entre ces séquences d'actions est précisément l'objectif métier de l'acteur.</text:p>
      <text:p text:style-name="Corps_20_de_20_texte_20_perso">Le cas d'utilisation ne doit donc pas se réduire systématiquement à une seule séquence et encore moins à une simple action.</text:p>
      <text:h text:style-name="_33_-Titre_20_paragraphe_20_" text:outline-level="3">Diagramme UML Use Case des internautes</text:h>
      <text:h text:style-name="_33_-Titre_20_paragraphe_20_" text:outline-level="3">Diagramme UML Use Case des employés de RedNeck</text:h>
      <text:h text:style-name="_33_-Titre_20_paragraphe_20_" text:outline-level="3">Diagramme UML Use Case de second rang</text:h>
      <text:h text:style-name="_33_-Titre_20_paragraphe_20_" text:outline-level="3">Affinem<text:span text:style-name="T4">ent : Diagramme UML Use Case des internautes</text:span></text:h>
      <text:h text:style-name="_33_-Titre_20_paragraphe_20_" text:outline-level="3">Affinement : Diagramme UML Use Case des internautes</text:h>
      <text:p text:style-name="Corps_20_de_20_texte_20_perso">Ici, on utilise des concepts avancés d'UML : Les relations entre cas d'utilisations.</text:p>
      <text:p text:style-name="Corps_20_de_20_texte_20_perso">Pour affiner le diagramme de cas d'utilisation, UML définit trois types de relations standardisées entre cas d'utilisation :</text:p>
      <text:list text:style-name="L2">
        <text:list-item>
          <text:p text:style-name="P21"><text:span text:style-name="T62">Une </text:span><text:span text:style-name="T3">relation d'inclusion</text:span><text:span text:style-name="T62">, formalisée par le mot-clé &lt;&lt;include&gt;&gt; : le cas d'utilisation de base en incorpore explicitement un autre, de façon obligatoire.</text:span></text:p>
        </text:list-item>
        <text:list-item>
          <text:p text:style-name="P21"><text:span text:style-name="T62">Une </text:span><text:span text:style-name="T3">relation d'extension</text:span><text:span text:style-name="T62">, formalisée par le mot clé &lt;&lt;extend&gt;&gt; : le cas d'utlisation de base en incorpore implicitement un autre, de façon optionnelle.</text:span></text:p>
        </text:list-item>
        <text:list-item>
          <text:p text:style-name="P21"><text:span text:style-name="T62">Une </text:span><text:span text:style-name="T3">relation de généralisation/spécialisation</text:span><text:span text:style-name="T62"> : les cas d'utilisation descendants héritent de la description de leur parent commun. Chacun d'entre eux peut néanmoins comprendre des interactions spécifiques supplémentaires.</text:span></text:p>
        </text:list-item>
      </text:list>
      <text:p text:style-name="Corps_20_de_20_texte_20_perso">Notez les trois types de relations présentes sur le diagramme :</text:p>
      <text:list text:style-name="L3">
        <text:list-item>
          <text:p text:style-name="P22"><text:span text:style-name="T62">l'</text:span><text:span text:style-name="T3">association </text:span><text:span text:style-name="T5">(trait plein avec ou sans flèche) entre acteurs et cas d'utilisation;</text:span></text:p>
        </text:list-item>
        <text:list-item>
          <text:p text:style-name="P22"><text:span text:style-name="T5">la </text:span><text:span text:style-name="T3">dépendance </text:span><text:span text:style-name="T5">(flèche pointillée) entre cas d'utilisation, avec les mots-clés &lt;&lt;extend&gt;&gt; ou &lt;&lt;include&gt;&gt;;</text:span></text:p>
        </text:list-item>
        <text:list-item>
          <text:p text:style-name="P22"><text:span text:style-name="T5">la </text:span><text:span text:style-name="T3">relation de généralisation (flèche fermée vide) </text:span><text:span text:style-name="T5">entre cas d'utilisation.</text:span></text:p>
          <text:p text:style-name="P29"/>
        </text:list-item>
      </text:list>
      <text:h text:style-name="_32_-Titre_20_partie" text:outline-level="2">Classement des cas d'utilisation</text:h>
      <text:h text:style-name="_32_-Titre_20_partie" text:outline-level="2">Planification du projet en itération</text:h>
      <text:p text:style-name="P1"><text:s/></text:p>
      <text:h text:style-name="_31_-Titre_20_chapitre_20_" text:outline-level="1">Spécification détaillée des exigences </text:h>
      <text:p text:style-name="Corps_20_de_20_texte_20_perso">Nous allons maintenant d'écrire de façon détaillée les cas d'utilisation que nous avons identifiés précédemment. En d'autres termes, nous allons décrire de façon détaillée <text:span text:style-name="T1">l'expression précise des besoins</text:span> avant d'attaquer l'analyse et la conception objet.</text:p>
      <text:h text:style-name="_32_-Titre_20_partie" text:outline-level="2">Démarche</text:h>
      <text:p text:style-name="Corps_20_de_20_texte_20_perso">Pour chaque cas d'utilisation, nous allons construire une fiche de description textuelle dont voici le plan-type :</text:p>
      <text:p text:style-name="Corps_20_de_20_texte_20_perso">-Acteur principal</text:p>
      <text:p text:style-name="Corps_20_de_20_texte_20_perso">-Acteur secondaires</text:p>
      <text:p text:style-name="Corps_20_de_20_texte_20_perso">-Objectifs</text:p>
      <text:p text:style-name="Corps_20_de_20_texte_20_perso">-Préconditions</text:p>
      <text:p text:style-name="Corps_20_de_20_texte_20_perso">-Postconditions</text:p>
      <text:p text:style-name="Corps_20_de_20_texte_20_perso">-Scénario nominal</text:p>
      <text:p text:style-name="Corps_20_de_20_texte_20_perso">-Alternatives</text:p>
      <text:p text:style-name="Corps_20_de_20_texte_20_perso">-Exigences supplémentaires</text:p>
      <text:p text:style-name="Corps_20_de_20_texte_20_perso">En d'autres termes, nous rédigeons les cas d'utilisation. En effet, pour donner une autre définition du cas d'utilisation, on peut dire que c'est une collection de scénarios de succès ou d'échec qui décrit la façon dont un acteur particulier utilise un système pour atteindre un objectif. </text:p>
      <text:h text:style-name="_32_-Titre_20_partie" text:outline-level="2">0-S'authentifier</text:h>
      <text:p text:style-name="_34_-Titre_20_paragraphe_20__28_2_2c__20_Nnum_2c__20_Nsom_29_">Acteur principal</text:p>
      <text:p text:style-name="_34_-Titre_20_paragraphe_20__28_2_2c__20_Nnum_2c__20_Nsom_29_"><text:soft-page-break/>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1-Maintenir le catalogue d'équipements</text:h>
      <text:p text:style-name="_34_-Titre_20_paragraphe_20__28_2_2c__20_Nnum_2c__20_Nsom_29_">Acteur principal</text:p>
      <text:p text:style-name="Corps_20_de_20_texte_20_perso">Le libraire</text:p>
      <text:p text:style-name="_34_-Titre_20_paragraphe_20__28_2_2c__20_Nnum_2c__20_Nsom_29_">Acteur secondaires</text:p>
      <text:p text:style-name="Corps_20_de_20_texte_20_perso"><text:span text:style-name="T15">Les deux systèmes </text:span><text:span text:style-name="T16">Nouveautés </text:span><text:span text:style-name="T15">et </text:span><text:span text:style-name="T16">Gestion des stocks.</text:span></text:p>
      <text:p text:style-name="_34_-Titre_20_paragraphe_20__28_2_2c__20_Nnum_2c__20_Nsom_29_">Objectifs</text:p>
      <text:p text:style-name="Corps_20_de_20_texte_20_perso"><text:span text:style-name="T17">Le libraire</text:span><text:span text:style-name="T18"> </text:span><text:span text:style-name="T17">veut pouvoir contrôler la mise </text:span><text:span text:style-name="T19">à </text:span><text:span text:style-name="T17">jour automatique du </text:span><text:span text:style-name="T15">catalogue des ouvrages présentés sur le site Web.</text:span></text:p>
      <text:p text:style-name="_34_-Titre_20_paragraphe_20__28_2_2c__20_Nnum_2c__20_Nsom_29_">Préconditions</text:p>
      <text:p text:style-name="Corps_20_de_20_texte_20_perso"><text:span text:style-name="T15">Le </text:span><text:span text:style-name="T21">Libraire </text:span><text:span text:style-name="T15">s'est authentifié sur l'intranet (voir le cas d'utilisation </text:span><text:span text:style-name="T8">S'authentifier</text:span><text:span text:style-name="T11">)</text:span></text:p>
      <text:p text:style-name="Corps_20_de_20_texte_20_perso">La version courante du catalogue est accessible.</text:p>
      <text:p text:style-name="_34_-Titre_20_paragraphe_20__28_2_2c__20_Nnum_2c__20_Nsom_29_">Postconditions</text:p>
      <text:p text:style-name="Corps_20_de_20_texte_20_perso">Une nouvelle version du catalogue est disponible.</text:p>
      <text:p text:style-name="_34_-Titre_20_paragraphe_20__28_2_2c__20_Nnum_2c__20_Nsom_29_">Scénario nominal</text:p>
      <text:p text:style-name="Corps_20_de_20_texte_20_perso"><text:span text:style-name="T15">1-Le système </text:span><text:span text:style-name="T21">Nouveautés </text:span><text:span text:style-name="T15">alimente le site avec les nouveaux ouvrages.</text:span></text:p>
      <text:p text:style-name="Corps_20_de_20_texte_20_perso"><text:span text:style-name="T22">2-Le système </text:span><text:span text:style-name="T23">Gestion des stocks </text:span><text:span text:style-name="T22">met à jour les données qui concernent les prix </text:span><text:span text:style-name="T15">et l'état du stock.</text:span></text:p>
      <text:p text:style-name="Corps_20_de_20_texte_20_perso"><text:span text:style-name="T15">3-Le </text:span><text:span text:style-name="T16">Libraire </text:span><text:span text:style-name="T15">valide la mise à jour du catalogue.</text:span></text:p>
      <text:p text:style-name="_34_-Titre_20_paragraphe_20__28_2_2c__20_Nnum_2c__20_Nsom_29_">Alternatives</text:p>
      <text:p text:style-name="P15"><text:span text:style-name="T15"><text:tab/>2a-Le </text:span><text:span text:style-name="T21">Système </text:span><text:span text:style-name="T15">détecte un dysfonctionnement des systèmes externes de mise à jour.</text:span></text:p>
      <text:p text:style-name="Corps_20_de_20_texte_20_perso"><text:span text:style-name="T15">1-Le </text:span><text:span text:style-name="T16">Système </text:span><text:span text:style-name="T15">signale le dysfonctionnement au </text:span><text:span text:style-name="T16">Libraire.</text:span></text:p>
      <text:p text:style-name="Corps_20_de_20_texte_20_perso"><text:span text:style-name="T15"><text:tab/>2-Le </text:span><text:span text:style-name="T21">Libraire </text:span><text:span text:style-name="T15">invalide la mise à jour partielle ou erronée et revient à la version précédente du </text:span><text:soft-page-break/><text:span text:style-name="T15"><text:tab/>catalogue. Il prévient également le </text:span><text:span text:style-name="T21">Webmaster </text:span><text:span text:style-name="T15">pour qu'il engage des actions de maintenance. <text:tab/>Le cas d'utilisation se termine en échec.</text:span></text:p>
      <text:p text:style-name="Corps_20_de_20_texte_20_perso"><text:span text:style-name="T25">3a-</text:span><text:span text:style-name="T26">Le </text:span><text:span text:style-name="T27">Libraire </text:span><text:span text:style-name="T26">détecte des erreurs ou des incohérences parmi les nou</text:span><text:span text:style-name="T15">velles informations.</text:span></text:p>
      <text:p text:style-name="Corps_20_de_20_texte_20_perso"><text:span text:style-name="T15"><text:tab/>1-Le </text:span><text:span text:style-name="T16">Libraire </text:span><text:span text:style-name="T15">modifie toutes les informations erronées.</text:span></text:p>
      <text:p text:style-name="Corps_20_de_20_texte_20_perso"><text:span text:style-name="T15"><text:tab/>2-Le </text:span><text:span text:style-name="T21">Libraire </text:span><text:span text:style-name="T15">valide la mise à jour du catalogue.</text:span></text:p>
      <text:p text:style-name="Corps_20_de_20_texte_20_perso"><text:span text:style-name="T21">3b-</text:span><text:span text:style-name="T15">Le </text:span><text:span text:style-name="T16">Libraire </text:span><text:span text:style-name="T15">veut ajouter d'autres informations.</text:span></text:p>
      <text:p text:style-name="Corps_20_de_20_texte_20_perso"><text:span text:style-name="T30"><text:tab/>1-Le </text:span><text:span text:style-name="T31">Li </text:span><text:span text:style-name="T33">braire</text:span><text:span text:style-name="T31"> </text:span><text:span text:style-name="T30">exécute le cas d'utilisation </text:span><text:span text:style-name="T32">Maintenir les informations éditoriales.</text:span></text:p>
      <text:p text:style-name="Corps_20_de_20_texte_20_perso"><text:span text:style-name="T15"><text:tab/>2-Le </text:span><text:span text:style-name="T16">Libraire </text:span><text:span text:style-name="T15">valide la mise à jour du catalogue.</text:span></text:p>
      <text:p text:style-name="Corps_20_de_20_texte_20_perso">Exigences supplémentaires</text:p>
      <text:p text:style-name="Corps_20_de_20_texte_20_perso">Le catalogue est mis à jour quotidiennement.</text:p>
      <text:h text:style-name="P9" text:outline-level="2">2-Scénarios : Effectuer une commande</text:h>
      <text:p text:style-name="Corps_20_de_20_texte_20_perso">Acteur principal</text:p>
      <text:p text:style-name="Corps_20_de_20_texte_20_perso">Le client</text:p>
      <text:p text:style-name="Corps_20_de_20_texte_20_perso">Objectifs</text:p>
      <text:p text:style-name="Corps_20_de_20_texte_20_perso"><text:span text:style-name="T40"><text:tab/></text:span><text:span text:style-name="T38">À tout moment, le client doit pouvoir accéder au formulaire du bon </text:span><text:span text:style-name="T15">de commande, dans lequel il peut saisir ses coordonnées et les informations nécessaires au paiement et à la livraison.</text:span></text:p>
      <text:p text:style-name="Corps_20_de_20_texte_20_perso">Préconditions</text:p>
      <text:p text:style-name="Corps_20_de_20_texte_20_perso"><text:span text:style-name="T2"><text:tab/></text:span><text:span text:style-name="T15">Le panier du client n'est pas vide et le client s'est identifié.</text:span></text:p>
      <text:p text:style-name="Corps_20_de_20_texte_20_perso">Postconditions</text:p>
      <text:p text:style-name="Corps_20_de_20_texte_20_perso"><text:span text:style-name="T2"><text:tab/></text:span><text:span text:style-name="T15">Une commande a été enregistrée et transmise au service </text:span><text:span text:style-name="T36">Commandes. </text:span><text:span text:style-name="T15">Une transaction cryptée a été réalisée avec le système externe de </text:span><text:span text:style-name="T36">Paiement sécurisé </text:span><text:span text:style-name="T15">et sauvegardée.</text:span></text:p>
      <text:p text:style-name="Corps_20_de_20_texte_20_perso">Scénario nominal</text:p>
      <text:p text:style-name="Corps_20_de_20_texte_20_perso"><text:span text:style-name="T64">1-Le </text:span><text:span text:style-name="T65">Client </text:span><text:span text:style-name="T64">saisit l'ensemble des informations nécessaires à la livraison, </text:span><text:span text:style-name="T15">à savoir : les coordonnées de l'adresse de facturation (nom, prénom, adresse postale complète, téléphone),les coordonnées de l'adresse de livraison si elle est différente de l'adresse de facturation (nom, prénom, adresse postale complète, téléphone).</text:span></text:p>
      <text:p text:style-name="Corps_20_de_20_texte_20_perso"><text:span text:style-name="T66">2-Le </text:span><text:span text:style-name="T67">Système </text:span><text:span text:style-name="T66">affiche un récapitulatif des adresses indiquées et du </text:span><text:span text:style-name="T15">panier à commander (voir figure 4-10).</text:span></text:p>
      <text:p text:style-name="Corps_20_de_20_texte_20_perso"><text:span text:style-name="T15">3-Le </text:span><text:span text:style-name="T36">Client </text:span><text:span text:style-name="T15">sélectionne le paiement par carte bancaire et valide sa </text:span><text:span text:style-name="T26">commande. Il doit pour cela fournir un numéro de carte de crédit </text:span><text:span text:style-name="T15">avec son type, sa date de validité et son numéro de contrôle.</text:span></text:p>
      <text:p text:style-name="Corps_20_de_20_texte_20_perso"><text:span text:style-name="T15">4-Le </text:span><text:span text:style-name="T36">Système </text:span><text:span text:style-name="T15">envoie les informations cryptées au système externe de </text:span><text:span text:style-name="T36">Paiement sécurisé.</text:span></text:p>
      <text:p text:style-name="Corps_20_de_20_texte_20_perso"><text:span text:style-name="T15">5-Le </text:span><text:span text:style-name="T36">Paiement sécurisé </text:span><text:span text:style-name="T15">autorise la transaction.</text:span></text:p>
      <text:p text:style-name="Corps_20_de_20_texte_20_perso"><text:span text:style-name="T15">6-Le </text:span><text:span text:style-name="T36">Système </text:span><text:span text:style-name="T15">confirme la prise de commande à </text:span><text:span text:style-name="T36">l'Internaute.</text:span></text:p>
      <text:p text:style-name="Corps_20_de_20_texte_20_perso"><text:soft-page-break/><text:span text:style-name="T15">7-Le </text:span><text:span text:style-name="T36">Système </text:span><text:span text:style-name="T15">envoie la commande validée au </text:span><text:span text:style-name="T36">service clients </text:span><text:span text:style-name="T15">de Red Neck.</text:span></text:p>
      <text:p text:style-name="Corps_20_de_20_texte_20_perso"><text:span text:style-name="T15">8-Le </text:span><text:span text:style-name="T36">Système </text:span><text:span text:style-name="T15">enregistre la commande.</text:span></text:p>
      <text:p text:style-name="Corps_20_de_20_texte_20_perso">Alternatives</text:p>
      <text:p text:style-name="Corps_20_de_20_texte_20_perso"><text:span text:style-name="T21">1-3a-</text:span><text:span text:style-name="T15">Le </text:span><text:span text:style-name="T36">Client </text:span><text:span text:style-name="T15">annule sa commande.</text:span></text:p>
      <text:p text:style-name="Corps_20_de_20_texte_20_perso"><text:span text:style-name="T15"><text:tab/>1. Le </text:span><text:span text:style-name="T36">Système </text:span><text:span text:style-name="T15">revient sur l'affichage du panier et le cas d'utilisation se termine en échec.</text:span></text:p>
      <text:p text:style-name="Corps_20_de_20_texte_20_perso"><text:span text:style-name="T44">1-Le </text:span><text:span text:style-name="T36">Client </text:span><text:span text:style-name="T44">choisit un paiement différé (chèque, etc.).</text:span></text:p>
      <text:p text:style-name="Corps_20_de_20_texte_20_perso"><text:span text:style-name="T44"><text:tab/>1-Le </text:span><text:span text:style-name="T36">Système </text:span><text:span text:style-name="T44">confirme la prise de commande à </text:span><text:span text:style-name="T36">l'Internaute </text:span><text:span text:style-name="T44">et lui indique la démarche à suivre pour la <text:tab/>terminer.</text:span></text:p>
      <text:p text:style-name="Corps_20_de_20_texte_20_perso"><text:span text:style-name="T69"><text:tab/>2-Le </text:span><text:span text:style-name="T70">système </text:span><text:span text:style-name="T69">enregistre la commande dans un état « non finalisée ». </text:span></text:p>
      <text:p text:style-name="Corps_20_de_20_texte_20_perso"><text:span text:style-name="T21">4a-</text:span><text:span text:style-name="T44">Le </text:span><text:span text:style-name="T36">Système </text:span><text:span text:style-name="T44">détecte que les informations sur la carte sont incomplètes ou erronées (date de validité dépassée, etc.).</text:span></text:p>
      <text:p text:style-name="Corps_20_de_20_texte_20_perso"><text:span text:style-name="T55"><text:tab/>1-Le </text:span><text:span text:style-name="T54">Système </text:span><text:span text:style-name="T55">demande au client de modifier ou compléter les infor</text:span><text:span text:style-name="T44">mations sur la carte.</text:span></text:p>
      <text:p text:style-name="Corps_20_de_20_texte_20_perso"><text:tab/>2-Le cas d'utilisation reprend à l'étape 3 du scénario nominal. </text:p>
      <text:p text:style-name="Corps_20_de_20_texte_20_perso"><text:span text:style-name="T21">5a-</text:span><text:span text:style-name="T44">Le </text:span><text:span text:style-name="T36">Paiement sécurisé </text:span><text:span text:style-name="T44">n'autorise pas la transaction ou ne répond pas.</text:span></text:p>
      <text:p text:style-name="Corps_20_de_20_texte_20_perso"><text:span text:style-name="T55"><text:tab/>1-Le </text:span><text:span text:style-name="T54">Système </text:span><text:span text:style-name="T55">indique au </text:span><text:span text:style-name="T54">Client </text:span><text:span text:style-name="T55">que le paiement par carte bancaire a </text:span><text:span text:style-name="T44">échoué et propose de choisir un autre type <text:tab/>de paiement.</text:span></text:p>
      <text:p text:style-name="Corps_20_de_20_texte_20_perso"><text:tab/>2-Le cas d'utilisation reprend à l'étape 3 du scénario nominal.</text:p>
      <text:p text:style-name="Corps_20_de_20_texte_20_perso">Exigences supplémentaires</text:p>
      <text:p text:style-name="Corps_20_de_20_texte_20_perso">-Pour garantir la sécurisation et la confidentialité des échanges, il est impératif que l'envoi des données se fasse de manière cryptée (protocole SSL).</text:p>
      <text:p text:style-name="Corps_20_de_20_texte_20_perso"><text:span text:style-name="T51">-Les seules cartes bancaires acceptées sont les Visa, Eurocard-Master</text:span><text:span text:style-name="T44">card et American Express.</text:span></text:p>
      <text:h text:style-name="P10" text:outline-level="2">3-Souscrire à un abonnement </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text:soft-page-break/>4-Scénarios : Chercher des équipements</text:h>
      <text:p text:style-name="Corps_20_de_20_texte_20_perso">Acteur principal</text:p>
      <text:p text:style-name="Corps_20_de_20_texte_20_perso">L'internaute (qu'il soit déjà client, ou simple visiteur)</text:p>
      <text:p text:style-name="Corps_20_de_20_texte_20_perso">Objectifs</text:p>
      <text:p text:style-name="Corps_20_de_20_texte_20_perso"><text:span text:style-name="T1"><text:tab/></text:span>L'internaute veut trouver le plus rapidement possible un équipement précis dans l'ensemble du catalogue. Il veut également pouvoir flâner comme il le ferait dans un vrai magasin et chercher des équipements avec des critères variés.</text:p>
      <text:p text:style-name="Corps_20_de_20_texte_20_perso">Préconditions</text:p>
      <text:p text:style-name="Corps_20_de_20_texte_20_perso"><text:tab/>Le catalogue d'équipements est disponible. (voir le cas d'utilisation <text:span text:style-name="T7">Maintenir le catalogue d'équipement</text:span>)</text:p>
      <text:p text:style-name="Corps_20_de_20_texte_20_perso">Postconditions</text:p>
      <text:p text:style-name="Corps_20_de_20_texte_20_perso"><text:span text:style-name="T1"><text:tab/></text:span>L'internaute a trouvé l'ouvrage précis qu'il cherchait, ou un ouvrage qui l'intéresse, voire plusieurs.</text:p>
      <text:p text:style-name="Corps_20_de_20_texte_20_perso">Scénario nominal</text:p>
      <text:p text:style-name="Corps_20_de_20_texte_20_perso">1-L'internaute lance une recherche rapide à partir de mots-clés : un équipements, une marque, une gamme de prix ...</text:p>
      <text:p text:style-name="Corps_20_de_20_texte_20_perso">2-Le système affiche une page de résultat. Les équipements sont classés par défaut par date de mise en catalogue.</text:p>
      <text:p text:style-name="Corps_20_de_20_texte_20_perso">3-L'internaute sélectionne un équipements.</text:p>
      <text:p text:style-name="Corps_20_de_20_texte_20_perso">4-Le système lui présente une fiche détaillé pour l'équipement sélectionné.</text:p>
      <text:p text:style-name="Corps_20_de_20_texte_20_perso">On y trouvera en particulier :</text:p>
      <text:p text:style-name="Corps_20_de_20_texte_20_perso">-une image</text:p>
      <text:p text:style-name="Corps_20_de_20_texte_20_perso">-sa disponibilité</text:p>
      <text:p text:style-name="Corps_20_de_20_texte_20_perso">-des commentaires d'acheteurs</text:p>
      <text:p text:style-name="Corps_20_de_20_texte_20_perso">Alternatives</text:p>
      <text:p text:style-name="Corps_20_de_20_texte_20_perso">1a-L'internaute n'a pas d'idée préconçue et préfère flâner dans les rayons. Pour cela, le système lui propose un ensemble de pages telles que : nouveautés, meilleures ventes, sélection du site.</text:p>
      <text:p text:style-name="Corps_20_de_20_texte_20_perso"><text:tab/>1-L'internaute navigue dans ces pages et peut enchaîner sur l'étape 3 du scénario nominal</text:p>
      <text:p text:style-name="Corps_20_de_20_texte_20_perso">1b-L'internaute choisit d'effectuer une recherche avancée</text:p>
      <text:p text:style-name="Corps_20_de_20_texte_20_perso"><text:tab/><text:span text:style-name="T35">1- L'Internaute </text:span><text:span text:style-name="T34">accède à un formulaire spécialisé lui permettant de combiner plusieurs types <text:tab/>de recherche : par type d'équipement, marque, gamme de prix ...</text:span></text:p>
      <text:p text:style-name="Corps_20_de_20_texte_20_perso"><text:span text:style-name="T46"><text:tab/>Les suffixes de pluriel sont supprimés automatiquement pendant </text:span><text:span text:style-name="T15">la recherche. Ainsi, une <text:tab/>recherche sur « programme » permettra de trouver également « programmer » et « <text:tab/>programmes ».</text:span></text:p>
      <text:p text:style-name="Corps_20_de_20_texte_20_perso"><text:span text:style-name="T36"><text:tab/>L'Internaute </text:span><text:span text:style-name="T15">peut utiliser des opérateurs logiques entre les mots de sa recherche. L'opérateur </text:span><text:soft-page-break/><text:span text:style-name="T15"><text:tab/>« ET » (« AND ») est utilisé par défaut.</text:span></text:p>
      <text:p text:style-name="Corps_20_de_20_texte_20_perso"><text:span text:style-name="T21">2a-</text:span><text:span text:style-name="T15">Le </text:span><text:span text:style-name="T36">système </text:span><text:span text:style-name="T15">n'a pas trouvé d'équipement correspondant à la recherche.</text:span></text:p>
      <text:p text:style-name="Corps_20_de_20_texte_20_perso"><text:span text:style-name="T53"><text:tab/>1. Le </text:span><text:span text:style-name="T54">Système </text:span><text:span text:style-name="T53">signale l'échec à </text:span><text:span text:style-name="T54">l'Internaute </text:span><text:span text:style-name="T53">et lui propose d'effectuer </text:span><text:span text:style-name="T38">une nouvelle recherche. </text:span><text:span text:style-name="T38"><text:tab/>Le cas d'utilisation redémarre à l'étape 1 </text:span><text:span text:style-name="T15">du scénario nominal.</text:span></text:p>
      <text:p text:style-name="Corps_20_de_20_texte_20_perso"><text:span text:style-name="T21">2b-</text:span><text:span text:style-name="T15">Le </text:span><text:span text:style-name="T36">Système </text:span><text:span text:style-name="T15">a trouvé de très nombreux équipements.</text:span></text:p>
      <text:p text:style-name="Corps_20_de_20_texte_20_perso"><text:span text:style-name="T49"><text:tab/>1-Le </text:span><text:span text:style-name="T50">Système </text:span><text:span text:style-name="T49">signale le nombre d'équipements à </text:span><text:span text:style-name="T50">l'Internaute </text:span><text:span text:style-name="T49">et lui </text:span><text:span text:style-name="T15">affiche une première <text:tab/>page de résultats. Les autres pages sont accessibles directement ou par des symboles <text:tab/></text:span><text:span text:style-name="T45">Suivante </text:span><text:span text:style-name="T15">et </text:span><text:span text:style-name="T45">Précédente.</text:span></text:p>
      <text:p text:style-name="Corps_20_de_20_texte_20_perso"><text:span text:style-name="T56"><text:tab/>2-L'Internaute </text:span><text:span text:style-name="T57">navigue dans ces pages et enchaîne éventuellement sur l'étape 3 du scénario <text:tab/>nominal. Il peut également reclasser les équipements obtenus par différents critères : type, <text:tab/>marque, disponibilité...</text:span></text:p>
      <text:p text:style-name="Corps_20_de_20_texte_20_perso"><text:span text:style-name="T15">3a-</text:span><text:span text:style-name="T36">L'Internaute </text:span><text:span text:style-name="T15">n'est pas intéressé par les résultats.</text:span></text:p>
      <text:p text:style-name="Corps_20_de_20_texte_20_perso"><text:span text:style-name="T39"><text:tab/>1-L'Internaute </text:span><text:span text:style-name="T38">revient à l'étape 1 du scénario nominal pour lancer </text:span><text:span text:style-name="T15">une nouvelle recherche.</text:span></text:p>
      <text:p text:style-name="Corps_20_de_20_texte_20_perso"><text:span text:style-name="T47"><text:tab/>1(alternative)-L'Internaute </text:span><text:span text:style-name="T46">abandonne la recherche. Le cas d'utilisation se ter</text:span><text:span text:style-name="T15">mine en échec.</text:span></text:p>
      <text:p text:style-name="Corps_20_de_20_texte_20_perso"><text:span text:style-name="T36">4-L'Internaute </text:span><text:span text:style-name="T15">est intéressé par le résultat et met un ouvrage dans le panier.</text:span></text:p>
      <text:p text:style-name="Corps_20_de_20_texte_20_perso"><text:span text:style-name="T34"><text:tab/>1-Le système affiche le panier de l'internaute (voir le cas d'utilisation </text:span>Gérer son panier<text:span text:style-name="T34">)</text:span></text:p>
      <text:p text:style-name="Corps_20_de_20_texte_20_perso">Exigences supplémentaires</text:p>
      <text:p text:style-name="Corps_20_de_20_texte_20_perso">La recherche doit être la plus rapide possible : 95% des requêtes doivent aboutir en moins de 3s.</text:p>
      <text:p text:style-name="Corps_20_de_20_texte_20_perso">Les résultats de la recherche doivent être pertinents, c'est à dire correspondre à la requête dans 99% des cas.</text:p>
      <text:p text:style-name="Corps_20_de_20_texte_20_perso">Le formulaire de recherche rapide doit toujours être visible et donc se situer dans la partie supérieure de toutes les pages, quelle que soit la résolution d'écran de l'internaute.</text:p>
      <text:h text:style-name="_32_-Titre_20_partie" text:outline-level="2">5-Scénarios : Chercher des abonnements</text:h>
      <text:p text:style-name="Corps_20_de_20_texte_20_perso">Acteur principal</text:p>
      <text:p text:style-name="Corps_20_de_20_texte_20_perso">L'internaute (qu'il soit déjà client, ou simple visiteur)</text:p>
      <text:p text:style-name="Corps_20_de_20_texte_20_perso">Objectifs</text:p>
      <text:p text:style-name="Corps_20_de_20_texte_20_perso"><text:span text:style-name="T28">Un internaute </text:span><text:span text:style-name="T26">veut trouver le plus rapidement possible un abonnement </text:span><text:span text:style-name="T15">précis dans l'ensemble du catalogue d'abonnements. Il veut également qu'on lui présente de façon simple l'ensemble des offres mise à disposition.</text:span></text:p>
      <text:p text:style-name="Corps_20_de_20_texte_20_perso">Préconditions</text:p>
      <text:p text:style-name="Corps_20_de_20_texte_20_perso"><text:span text:style-name="T15">Le catalogue est disponible (voir le cas d'utilisation </text:span><text:span text:style-name="T9">maintenir le catalogue d'abonnements</text:span><text:span text:style-name="T59">)</text:span></text:p>
      <text:p text:style-name="Corps_20_de_20_texte_20_perso">Postconditions</text:p>
      <text:p text:style-name="Corps_20_de_20_texte_20_perso"><text:span text:style-name="T42">L'internaute </text:span><text:span text:style-name="T43">a trouvé l'abonnement précis qu'il cherchait, ou un abonnement </text:span><text:span text:style-name="T15">qui l'intéresse. </text:span><text:soft-page-break/><text:span text:style-name="T15">Il peut maintenant s'abonner (voir le cas d'utilisation </text:span><text:span text:style-name="T10">Souscrire à un abonnement</text:span><text:span text:style-name="T15">)</text:span></text:p>
      <text:p text:style-name="Corps_20_de_20_texte_20_perso">Scénario nominal</text:p>
      <text:p text:style-name="Corps_20_de_20_texte_20_perso"><text:span text:style-name="T34">1-L'internaute choisit la catégorie qui le concerne : particulier, particulier +, professionnel, offre </text:span><text:span text:style-name="T34">triple-play.</text:span></text:p>
      <text:p text:style-name="Corps_20_de_20_texte_20_perso">2-Il consulte la fiche détaillé de l'offre</text:p>
      <text:p text:style-name="Corps_20_de_20_texte_20_perso">Alternatives</text:p>
      <text:p text:style-name="Corps_20_de_20_texte_20_perso">1a-L'internaute n'est pas intéressé par les offres</text:p>
      <text:p text:style-name="Corps_20_de_20_texte_20_perso">Exigences supplémentaires</text:p>
      <text:h text:style-name="_32_-Titre_20_partie" text:outline-level="2">6-Scénarios : Créer son compte client</text:h>
      <text:p text:style-name="Corps_20_de_20_texte_20_perso">Acteur principal</text:p>
      <text:p text:style-name="Corps_20_de_20_texte_20_perso">Le visiteur</text:p>
      <text:p text:style-name="Corps_20_de_20_texte_20_perso">Objectifs</text:p>
      <text:p text:style-name="Corps_20_de_20_texte_20_perso">Préconditions</text:p>
      <text:p text:style-name="Corps_20_de_20_texte_20_perso">//</text:p>
      <text:p text:style-name="Corps_20_de_20_texte_20_perso">Postconditions</text:p>
      <text:p text:style-name="Corps_20_de_20_texte_20_perso">L'internaute est enregistré en tant que client</text:p>
      <text:p text:style-name="Corps_20_de_20_texte_20_perso">Scénario nominal</text:p>
      <text:p text:style-name="Corps_20_de_20_texte_20_perso">1-Le client saisit l'ensemble des informations nécéssaires : état civil ...</text:p>
      <text:p text:style-name="Corps_20_de_20_texte_20_perso">2-Le système affiche un récapitulatif des informations</text:p>
      <text:p text:style-name="Corps_20_de_20_texte_20_perso">3-Le client valide les informations.</text:p>
      <text:p text:style-name="Corps_20_de_20_texte_20_perso">4-Le système enregistre le compte</text:p>
      <text:p text:style-name="Corps_20_de_20_texte_20_perso">Alternatives</text:p>
      <text:p text:style-name="Corps_20_de_20_texte_20_perso">1-3a-Le client annule son enregistrement</text:p>
      <text:p text:style-name="Corps_20_de_20_texte_20_perso"><text:tab/>1-Le système revient sur la page précédente et le cas d'utilisation se termine par un échec</text:p>
      <text:p text:style-name="Corps_20_de_20_texte_20_perso">3b-Le client ne valide pas les informations. Il revient à l'étape 1.</text:p>
      <text:p text:style-name="Corps_20_de_20_texte_20_perso">Exigences supplémentaires</text:p>
      <text:h text:style-name="_32_-Titre_20_partie" text:outline-level="2">7-Gérer son panier</text:h>
      <text:p text:style-name="Corps_20_de_20_texte_20_perso">Acteur principal</text:p>
      <text:p text:style-name="Corps_20_de_20_texte_20_perso">L'internaute (qu'il soit déjà client, ou simple visiteur)</text:p>
      <text:p text:style-name="Corps_20_de_20_texte_20_perso">Objectifs</text:p>
      <text:p text:style-name="Corps_20_de_20_texte_20_perso"><text:soft-page-break/><text:span text:style-name="T1"><text:tab/></text:span>Lorsque l'internaute est intéressé par un ouvrage, il faut qu'il puisse l'enregistrer dans un panier virtuel. Ensuite il doit pouvoir ajouter d'autres livres, en supprimant ou encore en modifiant les quantités avant de passer la commande.</text:p>
      <text:p text:style-name="Corps_20_de_20_texte_20_perso">Préconditions </text:p>
      <text:p text:style-name="Corps_20_de_20_texte_20_perso">//</text:p>
      <text:p text:style-name="Corps_20_de_20_texte_20_perso">Postconditions </text:p>
      <text:p text:style-name="Corps_20_de_20_texte_20_perso">//</text:p>
      <text:p text:style-name="Corps_20_de_20_texte_20_perso">Scénario nominal</text:p>
      <text:p text:style-name="Corps_20_de_20_texte_20_perso">1-L'internaute enregistre les équipements qui l'intéressent dans un panier virtuel (voir le cas d'utilisation <text:span text:style-name="T7">chercher des équipements</text:span>)</text:p>
      <text:p text:style-name="Corps_20_de_20_texte_20_perso">2-Le Système lui affiche l'état de son panier. Chaque équipement qui a été préalablement sélectionné est présenté sur une ligne, avec son<text:span text:style-name="T13"> nom, son prix, sa marque.</text:span><text:span text:style-name="T62"> </text:span><text:span text:style-name="T60">Son prix unitaire est affiché, la quantité est positionnée à « 1 » par défaut, et le prix total de la ligne est calculé. Le total général est calculé par le système et affiché en bas du panier, avec le nombre d'articles.</text:span></text:p>
      <text:p text:style-name="Corps_20_de_20_texte_20_perso"><text:span text:style-name="T60">3-L'internaute continue ses achats (voir le cas d'utilisation </text:span><text:span text:style-name="T61">chercher des équipements</text:span><text:span text:style-name="T60">)</text:span></text:p>
      <text:p text:style-name="Corps_20_de_20_texte_20_perso">Alternatives</text:p>
      <text:p text:style-name="Corps_20_de_20_texte_20_perso">2a-Le panier est vide</text:p>
      <text:p text:style-name="Corps_20_de_20_texte_20_perso"><text:tab/>1-Le système affiche un message d'erreur à l'Internaute (« Votre panier est vide ») et lui <text:tab/>propose de revenir à une recherche d'équipement. (voir le cas d'utilisation <text:span text:style-name="T7">chercher des <text:tab/>équipements</text:span>)</text:p>
      <text:p text:style-name="Corps_20_de_20_texte_20_perso"><text:span text:style-name="T21">4a </text:span><text:span text:style-name="T36">L'Internaute </text:span><text:span text:style-name="T15">modifie les quantités des lignes du panier, ou en supprime.</text:span></text:p>
      <text:p text:style-name="Corps_20_de_20_texte_20_perso"><text:span text:style-name="T36"><text:tab/>1-L'Internaute </text:span><text:span text:style-name="T15">revalide en demandant la mise à jour du panier.</text:span></text:p>
      <text:p text:style-name="Corps_20_de_20_texte_20_perso"><text:tab/>2-Le cas d'utilisation reprend à l'étape 2 du scénario nominal.</text:p>
      <text:p text:style-name="Corps_20_de_20_texte_20_perso"><text:span text:style-name="T15">4b </text:span><text:span text:style-name="T36">L'Internaute </text:span><text:span text:style-name="T15">demande un devis pour commander par courrier.</text:span></text:p>
      <text:p text:style-name="Corps_20_de_20_texte_20_perso"><text:span text:style-name="T15"><text:tab/>1-Le </text:span><text:span text:style-name="T36">Système </text:span><text:span text:style-name="T15">fournit un devis imprimable à joindre au règlement récapitulant la commande <text:tab/>et le total à payer.</text:span></text:p>
      <text:p text:style-name="Corps_20_de_20_texte_20_perso"><text:span text:style-name="T36">1-L'Internaute </text:span><text:span text:style-name="T15">souhaite commander en ligne.</text:span></text:p>
      <text:p text:style-name="Corps_20_de_20_texte_20_perso"><text:span text:style-name="T15"><text:tab/>1-Le </text:span><text:span text:style-name="T36">Système </text:span><text:span text:style-name="T15">l'amène sur la page d'identification.</text:span></text:p>
      <text:p text:style-name="Corps_20_de_20_texte_20_perso">2a-<text:span text:style-name="T36">L'Internaute </text:span><text:span text:style-name="T15">s'identifie en tant que </text:span><text:span text:style-name="T36">Client </text:span><text:span text:style-name="T15">(voir le cas d'utilisation </text:span><text:span text:style-name="T9">S'authentifier</text:span><text:span text:style-name="T12">).</text:span></text:p>
      <text:p text:style-name="Corps_20_de_20_texte_20_perso"><text:span text:style-name="T15">2b-</text:span><text:span text:style-name="T36">L'Internaute visiteur </text:span><text:span text:style-name="T15">demande à créer un compte client (voir le cas d'utilisation </text:span><text:span text:style-name="T36">Créer un compte client).</text:span></text:p>
      <text:p text:style-name="Corps_20_de_20_texte_20_perso">Exigences supplémentaires</text:p>
      <text:p text:style-name="Corps_20_de_20_texte_20_perso"><text:span text:style-name="T15">Le calcul du total doit tou</text:span><text:span text:style-name="T14">j</text:span><text:span text:style-name="T15">ours être exact.</text:span></text:p>
      <text:p text:style-name="Corps_20_de_20_texte_20_perso"><text:span text:style-name="T53">Le panier de </text:span><text:span text:style-name="T54">l'Internaute </text:span><text:span text:style-name="T53">est sauvegardé pendant toute la durée de sa </text:span><text:span text:style-name="T15">visite sur le site web.</text:span></text:p>
      <text:h text:style-name="P11" text:outline-level="2">8-Maintenir le catalogue des offres internet</text:h>
      <text:p text:style-name="_34_-Titre_20_paragraphe_20__28_2_2c__20_Nnum_2c__20_Nsom_29_"><text:soft-page-break/>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h text:style-name="P9" text:outline-level="2">9-Gérer son abonnement internet</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p text:style-name="P13">L'objet abonnement à différents états</text:p>
      <text:h text:style-name="_32_-Titre_20_partie" text:outline-level="2">10-Gérer son compte client</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text:soft-page-break/>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11-Consulter les caractéristiques de connexion internet</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12-Consulter ses commandes </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13-Maintenir les informations éditoriales</text:h>
      <text:p text:style-name="_34_-Titre_20_paragraphe_20__28_2_2c__20_Nnum_2c__20_Nsom_29_"><text:soft-page-break/>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14-Maintenir le site</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p text:style-name="P1"/>
      <text:h text:style-name="_32_-Titre_20_partie" text:outline-level="2">15-Consulter ses factures internet</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text:soft-page-break/>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16-Se logger</text:h>
      <text:p text:style-name="_34_-Titre_20_paragraphe_20__28_2_2c__20_Nnum_2c__20_Nsom_29_">Acteur principal</text:p>
      <text:p text:style-name="_34_-Titre_20_paragraphe_20__28_2_2c__20_Nnum_2c__20_Nsom_29_">Acteur secondaires</text:p>
      <text:p text:style-name="_34_-Titre_20_paragraphe_20__28_2_2c__20_Nnum_2c__20_Nsom_29_">Objectifs</text:p>
      <text:p text:style-name="_34_-Titre_20_paragraphe_20__28_2_2c__20_Nnum_2c__20_Nsom_29_">Préconditions</text:p>
      <text:p text:style-name="_34_-Titre_20_paragraphe_20__28_2_2c__20_Nnum_2c__20_Nsom_29_">Postconditions</text:p>
      <text:p text:style-name="_34_-Titre_20_paragraphe_20__28_2_2c__20_Nnum_2c__20_Nsom_29_">Scénario nominal</text:p>
      <text:p text:style-name="_34_-Titre_20_paragraphe_20__28_2_2c__20_Nnum_2c__20_Nsom_29_">Alternatives</text:p>
      <text:p text:style-name="_34_-Titre_20_paragraphe_20__28_2_2c__20_Nnum_2c__20_Nsom_29_">Exigences supplémentaires</text:p>
      <text:h text:style-name="_32_-Titre_20_partie" text:outline-level="2">Diagrammes de séquence système</text:h>
      <text:p text:style-name="Corps_20_de_20_texte_20_perso"><text:span text:style-name="T48"><text:tab/>Les cas d'utilisation décrivent les interactions des acteurs avec le site web </text:span><text:span text:style-name="T24">que nous voulons spécifier et concevoir. Lors de ces interactions, les </text:span><text:span text:style-name="T29">acteurs produisent des messages qui affectent le système informatique et </text:span><text:span text:style-name="T20">appellent généralement une réponse de celui-ci. Nous allons isoler ces </text:span><text:span text:style-name="T71">messages et les représenter graphiquement sur des diagrammes de </text:span><text:span text:style-name="T44">séquence UML.</text:span></text:p>
      <text:p text:style-name="Corps_20_de_20_texte_20_perso"><text:span text:style-name="T44"><text:tab/>Pour les messages propres à un cas d'utilisation, les DSS (diagrammes de </text:span><text:span text:style-name="T29">séquence système) montrent non seulement les acteurs externes qui inte</text:span><text:span text:style-name="T68">ragissent directement avec le système, mais également ce système (en </text:span><text:span text:style-name="T72">tant que boîte noire) et les événements système déclenchés par les </text:span><text:span text:style-name="T73">acteurs. L'ordre chronologique se déroule vers le bas et l'ordre des mes</text:span><text:span text:style-name="T44">sages doit suivre la séquence décrite dans le cas d'utilisation.</text:span></text:p>
      <text:p text:style-name="Corps_20_de_20_texte_20_perso"><text:span text:style-name="T24"><text:tab/>Nous allons représenter le DSS d'un scénario représentatif de chacun </text:span><text:span text:style-name="T44">des cas d'utilisation décrits précédemment, en commençant par ceux des internautes.</text:span></text:p>
      <text:h text:style-name="_33_-Titre_20_paragraphe_20_" text:outline-level="3">Chercher des ouvrages</text:h>
      <text:p text:style-name="Corps_20_de_20_texte_20_perso"><text:span text:style-name="T44"><text:tab/>Il faut repartir de la description textuelle détaillée du cas d'utilisation et </text:span><text:span text:style-name="T75">transformer </text:span><text:span text:style-name="T75">chaque étape en une flèche représentant un message. </text:span><text:span text:style-name="T48">L'acteur principal </text:span><text:span text:style-name="T47">(Internante) </text:span><text:span text:style-name="T48">est représenté à gauche du diagramme et le système </text:span><text:span text:style-name="T47">(3eBouqui ne) </text:span><text:span text:style-name="T48">à droite. Notez le mot-clé </text:span><text:soft-page-break/><text:span text:style-name="T47">«system» </text:span><text:span text:style-name="T48">que nous </text:span><text:span text:style-name="T51">avons utilisé dans la boîte représentant le système boîte noire pour le dif</text:span></text:p>
      <text:p text:style-name="Corps_20_de_20_texte_20_perso"><text:span text:style-name="T73">férencier encore plus nettement des acteurs (surtout lorsqu'il y aura des </text:span><text:span text:style-name="T44">acteurs non humains dans les scénarios).</text:span></text:p>
      <text:p text:style-name="Corps_20_de_20_texte_20_perso">ATTENTION Spécification d'activation</text:p>
      <text:p text:style-name="Corps_20_de_20_texte_20_perso">Sur la figure 4-11, la notation des bandes blanches le long des lignes verticales (appelées <text:span text:style-name="T41">lignes de vie) représente l'activation de l'élément en question. Le système informatique </text:span><text:span text:style-name="T37">n'est actif que lorsqu'il est sollicité par un acteur, alors que les acteurs sont a priori tou</text:span></text:p>
      <text:p text:style-name="Corps_20_de_20_texte_20_perso">jours actifs. Cette notation est optionnelle, mais aide à mieux comprendre la flèche poin</text:p>
      <text:p text:style-name="Corps_20_de_20_texte_20_perso"><text:span text:style-name="T41">tillée du message de retour. Toutefois, dans un souci de simplicité, nous ne l'utiliserons </text:span>pas pour les autres DSS.</text:p>
      <text:p text:style-name="Corps_20_de_20_texte_20_perso">BÂ-BA Message de retour</text:p>
      <text:p text:style-name="Corps_20_de_20_texte_20_perso">Sur la figure 4-11, la flèche pointillée partant du <text:span text:style-name="T76">système à l'étude représente un retour au </text:span><text:span text:style-name="T74">sens UML. Cela signifie que le message en question </text:span>(par exemple : ouvrages trouvés) est le résultat <text:span text:style-name="T52">direct du message précédent par une relation forte de cause à effet. En général, on ne fait figurer que les retours intéressants et non triviaux.</text:span></text:p>
      <text:p text:style-name="P13">REMPLACER LIBRAIRE PAR EQUIPEMENTIER</text:p>
      <text:h text:style-name="P7" text:outline-level="1">Réalisation des cas d'utilisation : classes d'analyse</text:h>
      <text:h text:style-name="_32_-Titre_20_partie" text:outline-level="2">Identification des concepts du domaine</text:h>
      <text:p text:style-name="Corps_20_de_20_texte_20_perso"><text:tab/>L'étape typiquement orientée objet de l'analyse est la décomposition d'un domaine d'intérêt en classes conceptuelles représentant les entités significatives de ce domaine. Il s'agit simplement de créer une représentation visuelle des objets du monde réel dans un domaine donné.</text:p>
      <text:p text:style-name="Corps_20_de_20_texte_20_perso"><text:tab/>Si l'on emploie la notation UML, il s'agit d'un ensemble de diagrammes de classes dans lesquels on fait figurer les éléments suivants : </text:p>
      <text:p text:style-name="Corps_20_de_20_texte_20_perso">-les <text:span text:style-name="T1">classes conceptuelles</text:span> ou les objets du domaine;</text:p>
      <text:p text:style-name="Corps_20_de_20_texte_20_perso">-les associations entres classes conceptuelles;</text:p>
      <text:p text:style-name="Corps_20_de_20_texte_20_perso">-les attributs des classes conceptuelles.</text:p>
      <text:p text:style-name="Corps_20_de_20_texte_20_perso"><text:tab/>Comment identifier les concepts du domaine ? Plutôt que de partir à l'aveugle et nous heurter à la taille du problème à résoudre, nous allons prendre les cas d'utilisation un par un et nous poser pour chacun la question suivante : quels sont les concepts métier qui participent à ce cas d'utilisation ?</text:p>
      <text:p text:style-name="Corps_20_de_20_texte_20_perso"><text:tab/>Par exemple, pour le cas d'utilisation <text:span text:style-name="T7">Chercher des équipements</text:span>, nous identifions les concepts fondamentaux suivants :</text:p>
      <text:p text:style-name="Corps_20_de_20_texte_20_perso">-équipement</text:p>
      <text:p text:style-name="Corps_20_de_20_texte_20_perso">-marque</text:p>
      <text:p text:style-name="Corps_20_de_20_texte_20_perso">De même, pour le cas d'utilisation <text:span text:style-name="T7">Gérer son panier</text:span>, nous identifions :</text:p>
      <text:p text:style-name="Corps_20_de_20_texte_20_perso">-panier</text:p>
      <text:p text:style-name="Corps_20_de_20_texte_20_perso">-équipement</text:p>
      <text:p text:style-name="Corps_20_de_20_texte_20_perso">Enfin, pour le cas d'utilisation <text:span text:style-name="T1">Effectuer une commande</text:span>, nous identifions :</text:p>
      <text:p text:style-name="Corps_20_de_20_texte_20_perso">-commande</text:p>
      <text:p text:style-name="Corps_20_de_20_texte_20_perso">-panier</text:p>
      <text:p text:style-name="Corps_20_de_20_texte_20_perso">-client</text:p>
      <text:p text:style-name="Corps_20_de_20_texte_20_perso">-carte de crédit</text:p>
      <text:h text:style-name="_32_-Titre_20_partie" text:outline-level="2">Diagramme de classes participante (DCP)</text:h>
      <text:p text:style-name="Corps_20_de_20_texte_20_perso"><text:tab/>Le point névralgique de notre démarche s'appelle le diagramme de classes participantes. Il <text:soft-page-break/>s'agit de diagrammes de classes UML qui décrivent, cas d'utilisation par cas d'utilisation , les trois principales classes d'analyse et leurs relations.</text:p>
      <text:p text:style-name="Corps_20_de_20_texte_20_perso"><text:span text:style-name="T1">Remarque :</text:span> Dans ce chapitre nous sommes encore dans la phase d'analyse malgré le fait que nous faisons des Diagrammes de classes, les DCP font partie de la phase d'analyse !</text:p>
      <text:p text:style-name="Corps_20_de_20_texte_20_perso"><text:tab/>Nous distinguerons trois types de classes d'analyse : <text:span text:style-name="T1">les « dialogues »</text:span> qui représentent les moyens d'interactions avec le système, <text:span text:style-name="T1">les « contrôles »</text:span> qui contiennent la logique applicative et <text:span text:style-name="T1">les « entités »</text:span> qui sont les objets métier manipulés.</text:p>
      <text:p text:style-name="Corps_20_de_20_texte_20_perso"><text:tab/>Pour compléter ce travail d'identification, nous allons ajouter des attributs et des opérations dans les classes d'analyse, ainsi que des associations entre elles.</text:p>
      <text:p text:style-name="Corps_20_de_20_texte_20_perso"><text:tab/>Les entités vont seulement posséder des attributs. Ces attributs représentent en général des informations persistantes de l'application.</text:p>
      <text:p text:style-name="Corps_20_de_20_texte_20_perso"><text:tab/>Les contrôles vont seulement posséder des opérations. Ces opérations montrent la logique de l'application, les règles transverses à plusieurs entités, bref les comportements du système informatique. Il y a souvent un seul contrôle par cas d'utilisation, mais il peut également y en avoir plusieurs, en fonction du nombre et de la cohérence des comportements associés.</text:p>
      <text:p text:style-name="Corps_20_de_20_texte_20_perso"><text:tab/>Les dialogues vont posséder des attributs et des opérations. Les attributs représenteront des champs de saisie ou des résultats. Les résultats seront distingués en utilisant la notation de l'attribut dérivé. Les opérations représenteront des actions de l'utilisateur sur l'IHM.</text:p>
      <text:p text:style-name="Corps_20_de_20_texte_20_perso"><text:tab/>Les associations entre les classes respecterons <text:span text:style-name="T1">le design pattern MVC ou DCP.</text:span></text:p>
      <text:h text:style-name="_32_-Titre_20_partie" text:outline-level="2">DCP : Maintenir le catalogue</text:h>
      <text:p text:style-name="Corps_20_de_20_texte_20_perso"/>
      <text:h text:style-name="_32_-Titre_20_partie" text:outline-level="2">DCP : Chercher des ouvrages</text:h>
      <text:p text:style-name="Corps_20_de_20_texte_20_perso"><text:tab/>Dans ce DCP, les opérations des classes dialogues sont beaucoup plus riches que celles des classes contrôles. On trouve en effet de nombreuses actions purement d'IHM comme le classement du résultat de recherche selon des différents critères.</text:p>
      <text:h text:style-name="P12" text:outline-level="2">DCP : Gérer son panier</text:h>
      <text:h text:style-name="P12" text:outline-level="2">DCP : Effectuer une commande</text:h>
      <text:p text:style-name="P8"/>
      <text:h text:style-name="_31_-Titre_20_chapitre_20_" text:outline-level="1">Réalisation des cas d'utilisation : classes d'analyse</text:h>
      <text:h text:style-name="_31_-Titre_20_chapitre_20_" text:outline-level="1">Modélisation de la navigation</text:h>
      <text:h text:style-name="_32_-Titre_20_partie" text:outline-level="2">Conventions spécifiques</text:h>
      <text:p text:style-name="Corps_20_de_20_texte_20_perso">Une page complète du site &lt;&lt;page&gt;&gt;</text:p>
      <text:p text:style-name="Corps_20_de_20_texte_20_perso">Un frame particulier à l'intérieur d'une page &lt;&lt;frame&gt;&gt;</text:p>
      <text:p text:style-name="Corps_20_de_20_texte_20_perso">Une erreur ou un comportement inattendu du système &lt;&lt;exception&gt;&gt;</text:p>
      <text:p text:style-name="Corps_20_de_20_texte_20_perso">Une liaison vers un autre diagramme, pour des raisons de structuration et de lisibilité &lt;&lt;connector&gt;&gt;</text:p>
      <text:p text:style-name="Corps_20_de_20_texte_20_perso">La modélisation de la navigation peut se structurer tout d'abord par acteur.</text:p>
      <text:p text:style-name="Corps_20_de_20_texte_20_perso">Puis, on peut structurer par cas d'utilisation. Cependant on a vu qu'il y avait des dépendances.</text:p>
      <text:p text:style-name="Corps_20_de_20_texte_20_perso">On utilise un diagramme d'états :</text:p>
      <text:p text:style-name="Text_20_body"><text:s/></text:p>
      <text:p text:style-name="Text_20_body"/>
      <text:h text:style-name="_31_-Titre_20_chapitre_20_" text:outline-level="1">Conception objet préliminaire</text:h>
      <text:p text:style-name="Corps_20_de_20_texte_20_perso">Pour passer maintenant vraiment à la conception, nous allons répartir tout le comportement du système entre ces classe d'analyse et nous décrirons les interactions correspondantes.</text:p>
      <text:h text:style-name="_31_-Titre_20_chapitre_20_" text:outline-level="1">Conception objet détaillé</text:h>
      <text:h text:style-name="P7" text:outline-level="1">Questions</text:h>
      <text:h text:style-name="_32_-Titre_20_partie" text:outline-level="2">Accès caractéristiques de connexion</text:h>
      <text:p text:style-name="P25">Chaque client de RedNeck aura la possibilité de gérer son compte au travers d'une interface Web. Celle-ci devra leur permettre de <text:span text:style-name="T6">connaître leurs caractéristiques de connexion avec éventuellement la possibilité de modifier certains paramètres</text:span>. Les clients auront également la possibilité de consulter leurs factures (passées, présentes et à venir), de suivre l'évolution des incidents en cours et l'état de leurs commandes d'équipements, de modifier leur type d'abonnement.</text:p>
      <text:p text:style-name="P25"><text:span text:style-name="T62">Question : pour ce qui est souligné : est ce que c'est développer une application similaire à l'interface de configuration d'un routeur. Si oui, c'est une application cliente classique pas une application web ?</text:span><text:span text:style-name="T13"><text:line-break/></text:span><text:span text:style-name="T78">Il y aura nécessairement une partie configuration routeur accessible via l'application web. Donc on reste plutot dans un accès distant au routeur... voir si les routeurs ont déjà un accès config via web. Deux types de routeur :<text:line-break/>- routeur de l'entreprise : Probablement pas d'accès via web<text:line-break/>- routeur type box : Normalement ils doit y en avoir. Si on veut config via une appli web ça revient à prendre le modèle de la freebox... mais récup des données ainsi c'est la loose. De même mettre en place une interface web sur un routeur qui n'est pas fait pour ça... ça implique installé une sorte d'interface sur le pc qui accède au routeur. Pas d'autres moyens à vue de n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Arial" svg:font-family="Arial" style:font-family-generic="system" style:font-pitch="variable"/>
    <style:font-face style:name="Bookman Old Style" svg:font-family="'Bookman Old Style'"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aramond" svg:font-family="Garamond"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Kubuntu" xlink:href="Pictures/1000000000000640000004B0EBAB5C74.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paragraph-properties style:page-number="auto"/>
      <style:text-properties fo:color="#000080" fo:font-size="140%" style:text-underline-style="solid" style:text-underline-type="double"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31_-Titre_20_chapitre_20_" style:display-name="1-Titre chapitre " style:family="paragraph" style:next-style-name="Text_20_body" style:class="text" style:master-page-name="" style:default-outline-level="1">
      <style:paragraph-properties fo:margin-top="0cm" fo:margin-bottom="1cm" fo:text-align="center" style:justify-single-word="false" style:page-number="auto">
        <style:tab-stops/>
      </style:paragraph-properties>
      <style:text-properties fo:color="#000080" fo:font-size="24pt" style:text-underline-style="solid" style:text-underline-type="double" style:text-underline-width="auto" style:text-underline-color="font-color" fo:font-weight="normal" style:font-size-asian="10.5pt"/>
    </style:style>
    <style:style style:name="_32_-Titre_20_partie" style:display-name="2-Titre partie" style:family="paragraph" style:next-style-name="Text_20_body" style:class="text" style:default-outline-level="2">
      <style:paragraph-properties fo:margin-top="1cm" fo:margin-bottom="0.499cm"/>
      <style:text-properties fo:color="#000080" fo:font-size="20pt" style:text-underline-style="solid" style:text-underline-width="auto" style:text-underline-color="font-color" fo:font-weight="normal" style:font-size-asian="10.5pt"/>
    </style:style>
    <style:style style:name="_33_-Titre_20_paragraphe_20_" style:display-name="3-Titre paragraphe " style:family="paragraph" style:next-style-name="Text_20_body" style:class="text" style:default-outline-level="3">
      <style:paragraph-properties fo:margin-left="0.499cm" fo:margin-right="0cm" fo:margin-top="0.499cm" fo:margin-bottom="0.499cm" fo:text-indent="0cm" style:auto-text-indent="false"/>
      <style:text-properties fo:color="#000080" fo:font-size="14pt" fo:font-weight="normal"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rps_20_de_20_texte_20_perso" style:display-name="Corps de texte perso" style:family="paragraph" style:parent-style-name="Text_20_body" style:master-page-name="">
      <style:paragraph-properties fo:margin-left="0cm" fo:margin-right="0cm" fo:text-align="justify" style:justify-single-word="false" fo:text-indent="1cm" style:auto-text-indent="false" style:page-number="auto" fo:background-color="transparent" style:shadow="none">
        <style:tab-stops/>
        <style:background-image/>
      </style:paragraph-properties>
      <style:text-properties style:font-size-asian="10.5pt"/>
    </style:style>
    <style:style style:name="_34_-Titre_20_paragraphe_20__28_2_2c__20_Nnum_2c__20_Nsom_29_" style:display-name="4-Titre paragraphe (2, Nnum, Nsom)" style:family="paragraph" style:parent-style-name="_33_-Titre_20_paragraphe_20_" style:next-style-name="Corps_20_de_20_texte_20_perso">
      <style:paragraph-properties fo:margin-left="1cm" fo:margin-right="0cm" fo:margin-top="0.199cm" fo:margin-bottom="0.199cm" fo:text-indent="0cm" style:auto-text-indent="false"/>
      <style:text-properties fo:font-size="12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fo:background-color="transparent" style:font-size-asian="10.5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style:style style:name="Page_20_Number" style:display-name="Page Numb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text:outline-level-style text:level="1" style:num-suffix="]" style:num-format="1">
        <style:list-level-properties text:min-label-distance="0.381cm"/>
      </text:outline-level-style>
      <text:outline-level-style text:level="2" style:num-suffix="]" style:num-format="A" text:display-levels="2">
        <style:list-level-properties text:min-label-distance="0.381cm"/>
      </text:outline-level-style>
      <text:outline-level-style text:level="3" style:num-suffix="]" style:num-format="1" text:display-levels="3">
        <style:list-level-properties text:min-label-distance="0.229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prefix="4" style:num-suffix="2"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Page <text:page-number text:select-page="current">1</text:page-number> sur <text:page-count>25</text:page-count> chapitre <text:chapter text:display="plain-number" text:outline-level="1"/> <text:s/></text:p>
      </style:footer>
    </style:master-page>
    <style:master-page style:name="Footnote" style:page-layout-name="pm2"/>
    <style:master-page style:name="Envelope" style:page-layout-name="pm3"/>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ncent</meta:initial-creator>
    <meta:creation-date>2008-12-25T08:29:40</meta:creation-date>
    <dc:creator>vincent</dc:creator>
    <dc:date>2009-01-19T10:35:27</dc:date>
    <meta:editing-cycles>24</meta:editing-cycles>
    <meta:editing-duration>P3DT0H15M25S</meta:editing-duration>
    <meta:user-defined meta:name="Info 1"/>
    <meta:user-defined meta:name="Info 2"/>
    <meta:user-defined meta:name="Info 3"/>
    <meta:user-defined meta:name="Info 4"/>
    <meta:document-statistic meta:table-count="0" meta:image-count="0" meta:object-count="0" meta:page-count="25" meta:paragraph-count="453" meta:word-count="4840" meta:character-count="32519"/>
  </office:meta>
</office:document-meta>
</file>